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TeXGyreTermes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TeXGyreTermes" officeooo:rsid="00017f9e" officeooo:paragraph-rsid="000ac03b"/>
    </style:style>
    <style:style style:name="P2" style:family="paragraph" style:parent-style-name="Preformatted_20_Text">
      <style:text-properties style:font-name="TeXGyreTermes" officeooo:rsid="000ac03b" officeooo:paragraph-rsid="000ac03b"/>
    </style:style>
    <style:style style:name="P3" style:family="paragraph" style:parent-style-name="Preformatted_20_Text">
      <style:text-properties style:font-name="TeXGyreTermes" fo:font-size="12.75pt" officeooo:rsid="0018f596" officeooo:paragraph-rsid="0018f596"/>
    </style:style>
    <style:style style:name="P4" style:family="paragraph" style:parent-style-name="Subtitle">
      <style:paragraph-properties fo:text-align="start" style:justify-single-word="false"/>
      <style:text-properties style:font-name="TeXGyreTermes" officeooo:paragraph-rsid="00107486"/>
    </style:style>
    <style:style style:name="P5" style:family="paragraph" style:parent-style-name="Heading" style:list-style-name="L2">
      <style:text-properties style:font-name="TeXGyreTermes" fo:font-size="11pt" style:font-size-asian="11pt" style:font-size-complex="11pt"/>
    </style:style>
    <style:style style:name="P6" style:family="paragraph" style:parent-style-name="Heading" style:list-style-name="L6">
      <style:text-properties style:font-name="TeXGyreTermes" fo:font-size="11pt" style:font-size-asian="11pt" style:font-size-complex="11pt"/>
    </style:style>
    <style:style style:name="P7" style:family="paragraph" style:parent-style-name="Heading" style:list-style-name="L11">
      <style:text-properties style:font-name="TeXGyreTermes" fo:font-size="11pt" style:font-size-asian="11pt" style:font-size-complex="11pt"/>
    </style:style>
    <style:style style:name="P8" style:family="paragraph" style:parent-style-name="Heading" style:list-style-name="L15">
      <style:text-properties style:font-name="TeXGyreTermes" fo:font-size="11pt" style:font-size-asian="11pt" style:font-size-complex="11pt"/>
    </style:style>
    <style:style style:name="P9" style:family="paragraph" style:parent-style-name="Heading" style:list-style-name="L11">
      <style:text-properties style:font-name="TeXGyreTermes" fo:font-size="11pt" style:font-name-asian="AR PL SungtiL GB" style:font-size-asian="11pt" style:font-name-complex="Lohit Devanagari" style:font-size-complex="11pt"/>
    </style:style>
    <style:style style:name="P10" style:family="paragraph" style:parent-style-name="Heading" style:list-style-name="L11">
      <style:text-properties style:font-name="TeXGyreTermes" fo:font-size="11pt" officeooo:paragraph-rsid="001a69bf" style:font-name-asian="AR PL SungtiL GB" style:font-size-asian="11pt" style:font-name-complex="Lohit Devanagari" style:font-size-complex="11pt"/>
    </style:style>
    <style:style style:name="P11" style:family="paragraph" style:parent-style-name="Heading" style:list-style-name="L2">
      <style:text-properties style:font-name="TeXGyreTermes" officeooo:paragraph-rsid="000fe418"/>
    </style:style>
    <style:style style:name="P12" style:family="paragraph" style:parent-style-name="Heading" style:list-style-name="L6">
      <style:text-properties style:font-name="TeXGyreTermes"/>
    </style:style>
    <style:style style:name="P13" style:family="paragraph" style:parent-style-name="Heading" style:list-style-name="L11">
      <style:text-properties style:font-name="TeXGyreTermes"/>
    </style:style>
    <style:style style:name="P14" style:family="paragraph" style:parent-style-name="Text_20_body">
      <style:text-properties style:font-name="TeXGyreTermes" fo:font-size="11pt" style:font-size-asian="11pt" style:font-size-complex="11pt"/>
    </style:style>
    <style:style style:name="P15" style:family="paragraph" style:parent-style-name="Preformatted_20_Text" style:list-style-name="L11">
      <style:text-properties style:font-name="TeXGyreTermes" officeooo:paragraph-rsid="000ac03b"/>
    </style:style>
    <style:style style:name="P16" style:family="paragraph" style:parent-style-name="Preformatted_20_Text" style:list-style-name="L11">
      <style:text-properties style:font-name="TeXGyreTermes" officeooo:rsid="000ac03b" officeooo:paragraph-rsid="000ac03b"/>
    </style:style>
    <style:style style:name="P17" style:family="paragraph" style:parent-style-name="Preformatted_20_Text" style:list-style-name="L16">
      <style:text-properties style:font-name="TeXGyreTermes" fo:font-size="12.75pt" officeooo:rsid="000e5b85" officeooo:paragraph-rsid="000e5b85"/>
    </style:style>
    <style:style style:name="P18" style:family="paragraph" style:parent-style-name="Heading_20_2" style:list-style-name="L13">
      <style:text-properties officeooo:rsid="0018dc61" officeooo:paragraph-rsid="0018dc61"/>
    </style:style>
    <style:style style:name="P19" style:family="paragraph" style:parent-style-name="Heading_20_1">
      <style:text-properties style:font-name="TeXGyreTermes"/>
    </style:style>
    <style:style style:name="P20" style:family="paragraph" style:parent-style-name="Heading_20_1">
      <style:text-properties style:font-name="TeXGyreTermes" fo:font-size="15pt" style:font-size-asian="15pt" style:font-size-complex="15pt"/>
    </style:style>
    <style:style style:name="P21" style:family="paragraph" style:parent-style-name="Heading_20_3" style:list-style-name="L1">
      <style:text-properties style:font-name="TeXGyreTermes" fo:font-size="13pt" style:font-size-asian="13pt" style:font-size-complex="13pt"/>
    </style:style>
    <style:style style:name="P22" style:family="paragraph" style:parent-style-name="Heading_20_3" style:list-style-name="L3">
      <style:text-properties style:font-name="TeXGyreTermes" fo:font-size="13pt" style:font-size-asian="13pt" style:font-size-complex="13pt"/>
    </style:style>
    <style:style style:name="P23" style:family="paragraph" style:parent-style-name="Heading_20_3" style:list-style-name="L4">
      <style:text-properties style:font-name="TeXGyreTermes" fo:font-size="13pt" style:font-size-asian="13pt" style:font-size-complex="13pt"/>
    </style:style>
    <style:style style:name="P24" style:family="paragraph" style:parent-style-name="Heading_20_3" style:list-style-name="L5">
      <style:text-properties style:font-name="TeXGyreTermes" fo:font-size="13pt" style:font-size-asian="13pt" style:font-size-complex="13pt"/>
    </style:style>
    <style:style style:name="P25" style:family="paragraph" style:parent-style-name="Heading_20_3" style:list-style-name="L7">
      <style:text-properties style:font-name="TeXGyreTermes" fo:font-size="13pt" style:font-size-asian="13pt" style:font-size-complex="13pt"/>
    </style:style>
    <style:style style:name="P26" style:family="paragraph" style:parent-style-name="Heading_20_3" style:list-style-name="L8">
      <style:text-properties style:font-name="TeXGyreTermes" fo:font-size="13pt" style:font-size-asian="13pt" style:font-size-complex="13pt"/>
    </style:style>
    <style:style style:name="P27" style:family="paragraph" style:parent-style-name="Heading_20_3" style:list-style-name="L9">
      <style:text-properties style:font-name="TeXGyreTermes" fo:font-size="13pt" style:font-size-asian="13pt" style:font-size-complex="13pt"/>
    </style:style>
    <style:style style:name="P28" style:family="paragraph" style:parent-style-name="Heading_20_3" style:list-style-name="L10">
      <style:text-properties style:font-name="TeXGyreTermes" fo:font-size="13pt" style:font-size-asian="13pt" style:font-size-complex="13pt"/>
    </style:style>
    <style:style style:name="P29" style:family="paragraph" style:parent-style-name="Heading_20_3" style:list-style-name="L12">
      <style:text-properties style:font-name="TeXGyreTermes" fo:font-size="13pt" officeooo:paragraph-rsid="00131207" style:font-size-asian="13pt" style:font-size-complex="13pt"/>
    </style:style>
    <style:style style:name="P30" style:family="paragraph" style:parent-style-name="Heading_20_3" style:list-style-name="L14">
      <style:text-properties style:font-name="TeXGyreTermes" fo:font-size="13pt" style:font-size-asian="13pt" style:font-size-complex="13pt"/>
    </style:style>
    <style:style style:name="P31" style:family="paragraph" style:parent-style-name="Heading_20_3" style:list-style-name="L9">
      <style:text-properties style:font-name="TeXGyreTermes" fo:font-size="13pt" fo:font-weight="bold" style:font-name-asian="AR PL SungtiL GB" style:font-size-asian="13pt" style:font-weight-asian="bold" style:font-name-complex="Lohit Devanagari" style:font-size-complex="13pt" style:font-weight-complex="bold"/>
    </style:style>
    <style:style style:name="T1" style:family="text">
      <style:text-properties officeooo:rsid="00057c68"/>
    </style:style>
    <style:style style:name="T2" style:family="text">
      <style:text-properties officeooo:rsid="00080735"/>
    </style:style>
    <style:style style:name="T3" style:family="text">
      <style:text-properties officeooo:rsid="000c3616"/>
    </style:style>
    <style:style style:name="T4" style:family="text">
      <style:text-properties officeooo:rsid="000d28ff"/>
    </style:style>
    <style:style style:name="T5" style:family="text">
      <style:text-properties officeooo:rsid="000e5b85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c3616" style:font-size-asian="11pt" style:font-size-complex="11pt"/>
    </style:style>
    <style:style style:name="T8" style:family="text">
      <style:text-properties fo:font-size="11pt" officeooo:rsid="000fe418" style:font-size-asian="11pt" style:font-size-complex="11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8pt" officeooo:rsid="000fe418" style:font-size-asian="8pt" style:font-size-complex="8pt"/>
    </style:style>
    <style:style style:name="T11" style:family="text">
      <style:text-properties fo:font-size="8pt" officeooo:rsid="00107486" style:font-size-asian="8pt" style:font-size-complex="8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officeooo:rsid="00107486" style:font-size-asian="10.5pt" style:font-size-complex="10.5pt"/>
    </style:style>
    <style:style style:name="T14" style:family="text">
      <style:text-properties officeooo:rsid="0015868a"/>
    </style:style>
    <style:style style:name="T15" style:family="text">
      <style:text-properties officeooo:rsid="001de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sis:<text:span text:style-name="T12"> </text:span><text:span text:style-name="T13">(Methodology and Implementation → Literature review→ conclusion → Introduction)</text:span></text:p>
      <text:h text:style-name="P19" text:outline-level="1"><text:span text:style-name="T9">Introduction</text:span>:<text:span text:style-name="T9"> </text:span><text:span text:style-name="T10">(*This is a very basic structure of the introduction. A more detailed one would be written after the <text:tab/><text:tab/><text:tab/><text:tab/></text:span><text:span text:style-name="T11">conclusion</text:span><text:span text:style-name="T10"> )</text:span></text:h>
      <text:list xml:id="list3717332803" text:style-name="L1">
        <text:list-item>
          <text:list>
            <text:list-item>
              <text:list>
                <text:list-item>
                  <text:h text:style-name="P21" text:outline-level="3">Motivation:</text:h>
                </text:list-item>
              </text:list>
            </text:list-item>
          </text:list>
        </text:list-item>
      </text:list>
      <text:list xml:id="list1726416111" text:style-name="L2">
        <text:list-item>
          <text:list>
            <text:list-item>
              <text:p text:style-name="P5">Why is sensor based navigation important?</text:p>
            </text:list-item>
            <text:list-item>
              <text:p text:style-name="P5">Similar applications?</text:p>
            </text:list-item>
          </text:list>
        </text:list-item>
      </text:list>
      <text:list xml:id="list1923650809" text:style-name="L3">
        <text:list-item>
          <text:list>
            <text:list-item>
              <text:list>
                <text:list-item>
                  <text:h text:style-name="P22" text:outline-level="3">Problem Statement</text:h>
                </text:list-item>
              </text:list>
            </text:list-item>
          </text:list>
        </text:list-item>
      </text:list>
      <text:list xml:id="list22043266300287" text:continue-list="list1726416111" text:style-name="L2">
        <text:list-item>
          <text:list>
            <text:list-item text:start-value="1">
              <text:p text:style-name="P5">What is the thesis about?</text:p>
            </text:list-item>
            <text:list-item>
              <text:p text:style-name="P11"><text:span text:style-name="T8">Explain</text:span><text:span text:style-name="T6"> the problem</text:span></text:p>
            </text:list-item>
          </text:list>
        </text:list-item>
      </text:list>
      <text:list xml:id="list696288081" text:style-name="L4">
        <text:list-item>
          <text:list>
            <text:list-item>
              <text:list>
                <text:list-item>
                  <text:h text:style-name="P23" text:outline-level="3">Aim</text:h>
                </text:list-item>
              </text:list>
            </text:list-item>
          </text:list>
        </text:list-item>
      </text:list>
      <text:list xml:id="list22043919503047" text:continue-list="list22043266300287" text:style-name="L2">
        <text:list-item>
          <text:list>
            <text:list-item text:start-value="1">
              <text:p text:style-name="P5">The aim of the thesis</text:p>
            </text:list-item>
          </text:list>
        </text:list-item>
      </text:list>
      <text:h text:style-name="P20" text:outline-level="1">Literature Review:</text:h>
      <text:list xml:id="list321563482" text:style-name="L5">
        <text:list-item>
          <text:list>
            <text:list-item>
              <text:list>
                <text:list-item>
                  <text:h text:style-name="P24" text:outline-level="3">ROS / Linux</text:h>
                </text:list-item>
              </text:list>
            </text:list-item>
          </text:list>
        </text:list-item>
      </text:list>
      <text:list xml:id="list2905163464" text:style-name="L6">
        <text:list-item>
          <text:list>
            <text:list-item>
              <text:list>
                <text:list-item text:start-value="1">
                  <text:p text:style-name="P12"><text:span text:style-name="T6">What is ROS?<text:tab/><text:tab/></text:span><text:tab/></text:p>
                </text:list-item>
              </text:list>
            </text:list-item>
          </text:list>
        </text:list-item>
      </text:list>
      <text:list xml:id="list2206245941" text:style-name="L7">
        <text:list-item>
          <text:list>
            <text:list-item>
              <text:list>
                <text:list-item>
                  <text:h text:style-name="P25" text:outline-level="3">Robot</text:h>
                </text:list-item>
              </text:list>
            </text:list-item>
          </text:list>
        </text:list-item>
      </text:list>
      <text:list xml:id="list22043741161498" text:continue-list="list2905163464" text:style-name="L6">
        <text:list-item>
          <text:list>
            <text:list-item>
              <text:list>
                <text:list-item text:start-value="1">
                  <text:p text:style-name="P6">What <text:span text:style-name="T2">is</text:span> Lego <text:span text:style-name="T1">B</text:span>oost?</text:p>
                </text:list-item>
                <text:list-item>
                  <text:p text:style-name="P6">Specs?</text:p>
                </text:list-item>
              </text:list>
            </text:list-item>
          </text:list>
        </text:list-item>
      </text:list>
      <text:list xml:id="list2101539057" text:style-name="L8">
        <text:list-item>
          <text:list>
            <text:list-item>
              <text:list>
                <text:list-item>
                  <text:h text:style-name="P26" text:outline-level="3">Lidar Sensor</text:h>
                </text:list-item>
              </text:list>
            </text:list-item>
          </text:list>
        </text:list-item>
      </text:list>
      <text:list xml:id="list22044098876007" text:continue-list="list22043741161498" text:style-name="L6">
        <text:list-item>
          <text:list>
            <text:list-item>
              <text:list>
                <text:list-item>
                  <text:p text:style-name="P6"><text:soft-page-break/>Which Sensor <text:span text:style-name="T3">is used</text:span>?</text:p>
                </text:list-item>
                <text:list-item>
                  <text:p text:style-name="P6">How does it work?</text:p>
                </text:list-item>
                <text:list-item>
                  <text:p text:style-name="P6">Specs?</text:p>
                </text:list-item>
              </text:list>
            </text:list-item>
          </text:list>
        </text:list-item>
      </text:list>
      <text:list xml:id="list2771635228" text:style-name="L9">
        <text:list-item>
          <text:list>
            <text:list-item>
              <text:list>
                <text:list-item>
                  <text:h text:style-name="P27" text:outline-level="3">Computer vision and OpenCV</text:h>
                </text:list-item>
                <text:list-item>
                  <text:h text:style-name="P31" text:outline-level="3">C(anonical) Scan Matcher <text:span text:style-name="T14">CSM</text:span></text:h>
                </text:list-item>
              </text:list>
            </text:list-item>
          </text:list>
        </text:list-item>
      </text:list>
      <text:p text:style-name="P1"/>
      <text:h text:style-name="P20" text:outline-level="1">Methodology and Implementation:</text:h>
      <text:list xml:id="list3513984704" text:style-name="L10">
        <text:list-item>
          <text:list>
            <text:list-item>
              <text:list>
                <text:list-item>
                  <text:h text:style-name="P28" text:outline-level="3">ROS System architecture:</text:h>
                </text:list-item>
              </text:list>
            </text:list-item>
          </text:list>
        </text:list-item>
      </text:list>
      <text:list xml:id="list3132424013" text:style-name="L11">
        <text:list-item>
          <text:list>
            <text:list-item>
              <text:list>
                <text:list-item>
                  <text:list>
                    <text:list-item>
                      <text:p text:style-name="P7">Design of the packages layer and the description of each package.</text:p>
                    </text:list-item>
                    <text:list-item>
                      <text:p text:style-name="P7">Design of nodes layer and the description of each node functionality and how are they connected together.</text:p>
                    </text:list-item>
                    <text:list-item>
                      <text:p text:style-name="P7">UML diagramms and rqt tool diagrams </text:p>
                      <text:p text:style-name="P15"/>
                    </text:list-item>
                  </text:list>
                </text:list-item>
              </text:list>
            </text:list-item>
          </text:list>
        </text:list-item>
      </text:list>
      <text:list xml:id="list2596206117" text:style-name="L12">
        <text:list-item>
          <text:list>
            <text:list-item>
              <text:list>
                <text:list-item>
                  <text:h text:style-name="P29" text:outline-level="3">Robot</text:h>
                </text:list-item>
              </text:list>
            </text:list-item>
          </text:list>
        </text:list-item>
      </text:list>
      <text:list xml:id="list22043449089443" text:continue-list="list3132424013" text:style-name="L11">
        <text:list-item>
          <text:list>
            <text:list-item>
              <text:list>
                <text:list-item>
                  <text:list>
                    <text:list-item text:start-value="1">
                      <text:p text:style-name="P7">Robot design <text:span text:style-name="T4">(deferentially-steered vehicle)</text:span></text:p>
                    </text:list-item>
                    <text:list-item>
                      <text:p text:style-name="P7">Robot requirements</text:p>
                    </text:list-item>
                    <text:list-item>
                      <text:p text:style-name="P10">Robot <text:s/>(URDF, tf tree, frames tree)</text:p>
                    </text:list-item>
                    <text:list-item>
                      <text:p text:style-name="P9">Visualization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734346526" text:style-name="L13">
        <text:list-item>
          <text:list>
            <text:list-header>
              <text:h text:style-name="P18" text:outline-level="2"/>
            </text:list-header>
          </text:list>
        </text:list-item>
      </text:list>
      <text:p text:style-name="P2"><text:tab/><text:tab/></text:p>
      <text:list xml:id="list2962552691" text:style-name="L14">
        <text:list-item>
          <text:list>
            <text:list-item>
              <text:list>
                <text:list-item>
                  <text:h text:style-name="P30" text:outline-level="3"><text:soft-page-break/>Determining the position and orientation of the robot</text:h>
                </text:list-item>
              </text:list>
            </text:list-item>
          </text:list>
        </text:list-item>
      </text:list>
      <text:list xml:id="list22043809944312" text:continue-list="list22043449089443" text:style-name="L11">
        <text:list-item>
          <text:list>
            <text:list-item>
              <text:list>
                <text:list-item>
                  <text:list>
                    <text:list-item text:start-value="1">
                      <text:p text:style-name="P7">Pre-editing sensor <text:span text:style-name="T5">data. (Excluding the walls using scan_tools) </text:span></text:p>
                    </text:list-item>
                    <text:list-item>
                      <text:p text:style-name="P7">Computer vision approach</text:p>
                    </text:list-item>
                    <text:list-item>
                      <text:p text:style-name="P13"><text:span text:style-name="T7">2-sensors approach (</text:span><text:span text:style-name="T6">obstacle_detector package</text:span><text:span text:style-name="T7">)</text:span></text:p>
                    </text:list-item>
                  </text:list>
                  <text:p text:style-name="P16"/>
                </text:list-item>
              </text:list>
            </text:list-item>
          </text:list>
        </text:list-item>
      </text:list>
      <text:list xml:id="list22042256276273" text:continue-list="list2962552691" text:style-name="L14">
        <text:list-item>
          <text:list>
            <text:list-item>
              <text:list>
                <text:list-item>
                  <text:h text:style-name="P30" text:outline-level="3">The control system and path planning</text:h>
                </text:list-item>
              </text:list>
            </text:list-item>
          </text:list>
        </text:list-item>
      </text:list>
      <text:list xml:id="list22042101934960" text:continue-list="list22044098876007" text:style-name="L6">
        <text:list-item>
          <text:list>
            <text:list-item>
              <text:list>
                <text:list-item>
                  <text:list>
                    <text:list-item>
                      <text:p text:style-name="P6">What is path planning?</text:p>
                    </text:list-item>
                    <text:list-item>
                      <text:p text:style-name="P6">Which methods are going to be used? ( Explanation+Implementation)</text:p>
                    </text:list-item>
                  </text:list>
                </text:list-item>
              </text:list>
            </text:list-item>
          </text:list>
        </text:list-item>
      </text:list>
      <text:list xml:id="list606772099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Moving to a point </text:p>
                        </text:list-item>
                        <text:list-item>
                          <text:p text:style-name="P8">Following a line</text:p>
                        </text:list-item>
                        <text:list-item>
                          <text:p text:style-name="P8">Following a trajector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tab/><text:tab/><text:tab/><text:span text:style-name="T15">3. control the robot using python pylgbst</text:span></text:p>
      <text:h text:style-name="P20" text:outline-level="1">Results and Discussions</text:h>
      <text:h text:style-name="P20" text:outline-level="1">Conclusion</text:h>
      <text:list xml:id="list128086337" text:style-name="L16">
        <text:list-header>
          <text:p text:style-name="P17"><text:s text:c="2"/></text:p>
        </text:list-header>
      </text:list>
      <text:p text:style-name="P3">Die Pose des Roboters an zwei positionen statisch messen und vergleichen mit der Ergebnisse von dem Algorithmus. Also wie genau ist die Pos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TeXGyreTermes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AR PL SungtiL GB" style:font-family-asian="'AR PL SungtiL GB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3T01:10:23.746402957</dc:date>
    <meta:editing-duration>P1DT3H2M5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49" meta:word-count="274" meta:character-count="1592" meta:non-whitespace-character-count="1391"/>
  </office:meta>
</office:document-meta>
</file>